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3.2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ke the dcap engine return something to the PXTU on successfully starting to write</text:p>
          </table:table-cell>
          <table:table-cell table:number-columns-repeated="2"/>
          <table:table-cell office:value-type="string">
            <text:p>Just to know the ACK status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6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36S</meta:editing-duration>
    <meta:editing-cycles>44</meta:editing-cycles>
    <meta:generator>OpenOffice/4.1.3$Win32 OpenOffice.org_project/413m1$Build-9783</meta:generator>
    <dc:date>2017-06-26T16:01:35.79</dc:date>
    <dc:creator>Naveen Chakravarthy</dc:creator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